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3" calcext:value-type="date">
            <text:p>2025-05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08.75" calcext:value-type="float">
            <text:p>208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39942528735632" calcext:value-type="float">
            <text:p>2.40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9:03:14.005660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1T19:03:27.615720923</dc:date>
    <meta:editing-duration>PT2H35M47S</meta:editing-duration>
    <meta:editing-cycles>107</meta:editing-cycles>
    <meta:generator>LibreOffice/24.2.7.2$Linux_X86_64 LibreOffice_project/420$Build-2</meta:generator>
    <meta:document-statistic meta:table-count="1" meta:cell-count="288" meta:object-count="0"/>
  </office:meta>
</office:document-meta>
</file>